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3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310: "* Dum dee dum.../",</text:p>
          </table:table-cell>
          <table:table-cell table:number-columns-repeated="5"/>
          <table:table-cell office:value-type="string" calcext:value-type="string">
            <text:p>Zeilennummer 4310: "* Dum dee dum..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Oh^1?&amp;* Ist da jemand?/",</text:p>
          </table:table-cell>
          <table:table-cell table:number-columns-repeated="5"/>
          <table:table-cell office:value-type="string" calcext:value-type="string">
            <text:p>Zeilennummer 4310: "* Oh^1?&amp;* Is someone there?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Warte kurz!/",</text:p>
          </table:table-cell>
          <table:table-cell table:number-columns-repeated="5"/>
          <table:table-cell office:value-type="string" calcext:value-type="string">
            <text:p>Zeilennummer 4310: "* Just a moment!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Ich bin fast fertig mit dem Gießen der Blumen./%",</text:p>
          </table:table-cell>
          <table:table-cell table:number-columns-repeated="5"/>
          <table:table-cell office:value-type="string" calcext:value-type="string">
            <text:p>Zeilennummer 4310: "* I have almost finished watering these flowers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... Das ist erleigt!/%",</text:p>
          </table:table-cell>
          <table:table-cell table:number-columns-repeated="5"/>
          <table:table-cell office:value-type="string" calcext:value-type="string">
            <text:p>Zeilennummer 4310: "* ... Here we are!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Howdy^1!&amp;* Wie kann ich.../%",</text:p>
          </table:table-cell>
          <table:table-cell table:number-columns-repeated="5"/>
          <table:table-cell office:value-type="string" calcext:value-type="string">
            <text:p>Zeilennummer 4310: "* Howdy^1!&amp;* How can I..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... Oh^1! Kris!/%",</text:p>
          </table:table-cell>
          <table:table-cell table:number-columns-repeated="5"/>
          <table:table-cell office:value-type="string" calcext:value-type="string">
            <text:p>Zeilennummer 4310: "* ... Oh^1! Kris!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... Oh^1.&amp;* Entschuldige./",</text:p>
          </table:table-cell>
          <table:table-cell table:number-columns-repeated="5"/>
          <table:table-cell office:value-type="string" calcext:value-type="string">
            <text:p>Zeilennummer 4310: "* ... Oh^1.&amp;* I'm sorry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\\E0* Ich vergass^1, dass du solche Umarmungen nicht magst./%",</text:p>
          </table:table-cell>
          <table:table-cell table:number-columns-repeated="5"/>
          <table:table-cell office:value-type="string" calcext:value-type="string">
            <text:p>Zeilennummer 4310: "\\E0* I forgot if you don't like hugs like that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Nun^1, mach es dir bequem^1, Kris./",</text:p>
          </table:table-cell>
          <table:table-cell table:number-columns-repeated="5"/>
          <table:table-cell office:value-type="string" calcext:value-type="string">
            <text:p>Zeilennummer 4310: "* Well now^1, make yourself at home^1, Kris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\\E5* Du kannst dich gerne hier umschauen./%",</text:p>
          </table:table-cell>
          <table:table-cell table:number-columns-repeated="5"/>
          <table:table-cell office:value-type="string" calcext:value-type="string">
            <text:p>Zeilennummer 4310: "\\E5* You can help yourself to anything you like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\\E2* Oh, Kris. Bevor du gehst.../%",</text:p>
          </table:table-cell>
          <table:table-cell table:number-columns-repeated="5"/>
          <table:table-cell office:value-type="string" calcext:value-type="string">
            <text:p>Zeilennummer 4310: "\\E2* Oh, Kris. Before you go..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\\E6* Hier^1.&amp;* Für deine Mutter..^1.&amp;* Unser Geheimnis./",</text:p>
          </table:table-cell>
          <table:table-cell table:number-columns-repeated="5"/>
          <table:table-cell office:value-type="string" calcext:value-type="string">
            <text:p>Zeilennummer 4310: "\\E6* Here^1.&amp;* For your mother..^1.&amp;* Our secret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\\S0* (Du bekommst einen Strauß Blumen.)/%",</text:p>
          </table:table-cell>
          <table:table-cell table:number-columns-repeated="5"/>
          <table:table-cell office:value-type="string" calcext:value-type="string">
            <text:p>Zeilennummer 4310: "\\S0* (You got the Bouquet of Flowers.)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4310: "* Man sieht sich^1, Kris./%",</text:p>
          </table:table-cell>
          <table:table-cell table:number-columns-repeated="5"/>
          <table:table-cell office:value-type="string" calcext:value-type="string">
            <text:p>Zeilennummer 4310: "* Have a great day^1, Kris./%"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42:32.434000000</meta:creation-date>
    <dc:date>2023-06-18T20:43:40.907000000</dc:date>
    <meta:editing-duration>PT1M8S</meta:editing-duration>
    <meta:editing-cycles>1</meta:editing-cycles>
    <meta:document-statistic meta:table-count="1" meta:cell-count="33" meta:object-count="0"/>
    <meta:generator>LibreOffice/7.4.3.2$Windows_X86_64 LibreOffice_project/1048a8393ae2eeec98dff31b5c133c5f1d08b890</meta:generator>
  </office:meta>
</office:document-meta>
</file>